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1" svg:font-family="'Roboto Mono', 'Courier New'"/>
    <style:font-face style:name="Roboto Mono" svg:font-family="'Roboto Mono', 'Courier New', Courier, monospace"/>
    <style:font-face style:name="Roboto" svg:font-family="Roboto, Arial, sans-serif"/>
    <style:font-face style:name="Courier New1" svg:font-family="'Courier New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</style:style>
    <style:style style:name="P3" style:family="paragraph" style:parent-style-name="Standard">
      <style:paragraph-properties fo:margin-top="0cm" fo:margin-bottom="0cm" loext:contextual-spacing="true" fo:line-height="100%" fo:orphans="2" fo:widows="2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paragraph-rsid="0023b11b" style:text-blinking="false" fo:background-color="#ffffff" style:font-style-asian="normal" style:font-weight-asian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/>
    </style:style>
    <style:style style:name="P5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424242" style:font-name="Roboto Mono" fo:font-size="10.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fo:letter-spacing="normal" officeooo:paragraph-rsid="003818b0"/>
    </style:style>
    <style:style style:name="P8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fo:letter-spacing="normal" officeooo:paragraph-rsid="0039f29e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3818b0" officeooo:paragraph-rsid="003818b0" style:font-name-asian="Times New Roman" style:font-size-asian="14pt" style:language-asian="pt" style:country-asian="BR" style:font-style-asian="italic" style:font-weight-asian="bold" style:font-name-complex="Courier New2"/>
    </style:style>
    <style:style style:name="P11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ff7700" style:font-name="Roboto Mono" fo:font-size="10.5pt" fo:letter-spacing="normal" fo:font-style="normal" fo:font-weight="bold"/>
    </style:style>
    <style:style style:name="P12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818b0"/>
    </style:style>
    <style:style style:name="P13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b9335"/>
    </style:style>
    <style:style style:name="P14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officeooo:paragraph-rsid="003818b0"/>
    </style:style>
    <style:style style:name="P15" style:family="paragraph" style:parent-style-name="Preformatted_20_Text">
      <style:paragraph-properties fo:margin-top="0cm" fo:margin-bottom="0cm" loext:contextual-spacing="true" fo:line-height="100%" fo:orphans="2" fo:widows="2"/>
    </style:style>
    <style:style style:name="P1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424242" style:font-name="Roboto Mono" fo:font-size="10.5pt" fo:letter-spacing="normal" fo:font-style="normal" fo:font-weight="normal"/>
    </style:style>
    <style:style style:name="P1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424242" fo:letter-spacing="normal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solid" draw:fill-color="#000000"/>
      <style:text-properties style:font-name="Chilanka" fo:font-size="24pt"/>
    </style:style>
    <style:style style:name="P20" style:family="paragraph">
      <loext:graphic-properties draw:fill="none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3666b1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3c7932" style:text-blinking="false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ff7700" style:font-name="Roboto Mono" fo:font-size="10.5pt" fo:letter-spacing="normal" fo:font-style="normal" fo:font-weight="bold" fo:background-color="#ffffff" loext:char-shading-value="0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1" fo:font-size="11pt" fo:letter-spacing="normal" fo:font-style="normal" fo:font-weight="bold" officeooo:rsid="002e9503" fo:background-color="#ffffff" loext:char-shading-value="0" style:font-size-asian="11pt" style:font-style-asian="normal" style:font-weight-asian="bold" style:font-size-complex="11pt" style:font-weight-complex="bold"/>
    </style:style>
    <style:style style:name="T7" style:family="text">
      <style:text-properties fo:font-variant="normal" fo:text-transform="none" style:font-name="Courier New1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fo:color="#424242" style:font-name="Roboto Mono" fo:font-size="10.5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style:font-name="Roboto Mono" fo:font-size="10.5pt" fo:letter-spacing="normal" fo:font-style="normal" fo:font-weight="normal" officeooo:rsid="002a3dac" fo:background-color="#ffffff" loext:char-shading-value="0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style:font-name="Roboto Mono" fo:font-size="10.5pt" fo:letter-spacing="normal" fo:font-style="normal" fo:font-weight="bold"/>
    </style:style>
    <style:style style:name="T12" style:family="text">
      <style:text-properties fo:font-variant="normal" fo:text-transform="none" style:font-name="Roboto Mono" fo:font-size="10.5pt" fo:letter-spacing="normal" fo:font-style="normal" fo:font-weight="bold" officeooo:rsid="002a3dac" fo:background-color="#ffffff" loext:char-shading-value="0" style:font-size-asian="11pt" style:font-style-asian="normal" style:font-weight-asian="normal" style:font-size-complex="11pt"/>
    </style:style>
    <style:style style:name="T13" style:family="text">
      <style:text-properties fo:font-variant="normal" fo:text-transform="none" style:font-name="Roboto Mono" fo:font-size="10.5pt" fo:letter-spacing="normal" fo:font-style="normal" fo:font-weight="bold" officeooo:rsid="003818b0" fo:background-color="#ffffff" loext:char-shading-value="0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style:font-name="Roboto Mono" fo:font-size="10.5pt" fo:letter-spacing="normal" fo:font-style="normal" fo:font-weight="bold" officeooo:rsid="003818b0"/>
    </style:style>
    <style:style style:name="T15" style:family="text">
      <style:text-properties fo:font-weight="bold"/>
    </style:style>
    <style:style style:name="T16" style:family="text">
      <style:text-properties style:font-name="Roboto Mono" fo:font-size="10.5pt" fo:font-style="normal" fo:font-weight="normal"/>
    </style:style>
    <style:style style:name="T17" style:family="text">
      <style:text-properties style:font-name="Roboto Mono" fo:font-size="10.5pt" fo:font-style="normal" fo:font-weight="normal" officeooo:rsid="003818b0"/>
    </style:style>
    <style:style style:name="T18" style:family="text">
      <style:text-properties style:font-name="Roboto Mono" fo:font-size="10.5pt" fo:font-style="normal" fo:font-weight="bold"/>
    </style:style>
    <style:style style:name="T19" style:family="text">
      <style:text-properties style:font-name="Roboto Mono" fo:font-size="10.5pt" fo:font-style="normal" fo:font-weight="bold" officeooo:rsid="003818b0"/>
    </style:style>
    <style:style style:name="T20" style:family="text">
      <style:text-properties fo:color="#ff7700" style:font-name="Roboto Mono" fo:font-size="10.5pt" fo:font-style="normal" fo:font-weight="bold"/>
    </style:style>
    <style:style style:name="T21" style:family="text">
      <style:text-properties fo:color="#ff7700" fo:font-weight="bold"/>
    </style:style>
    <style:style style:name="T22" style:family="text">
      <style:text-properties officeooo:rsid="003818b0"/>
    </style:style>
    <style:style style:name="T23" style:family="text">
      <style:text-properties officeooo:rsid="003b9335"/>
    </style:style>
    <style:style style:name="T24" style:family="text">
      <style:text-properties style:font-name="Chilanka" fo:font-size="24pt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3.683cm" fo:min-width="12.4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478cm" fo:min-width="2.464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custom-shape text:anchor-type="paragraph" draw:z-index="0" draw:name="Figura1" draw:style-name="gr1" draw:text-style-name="P18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2" draw:text-style-name="P19" svg:width="0.899cm" svg:height="0.851cm" svg:x="18.062cm" svg:y="0.005cm"><text:p><text:span text:style-name="T24">89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23">A cas</text:span>a <text:span text:style-name="T23">é sua - Megafone</text:span></text:p>
      <text:p text:style-name="P1"/>
      <text:p text:style-name="P2"><text:bookmark text:name="cifra_tom"/><text:span text:style-name="T3">Tom: </text:span><text:span text:style-name="Internet_20_link"><text:span text:style-name="T2">D</text:span></text:span></text:p>
      <text:p text:style-name="P3"><text:bookmark text:name="cifra_capo"/><text:bookmark text:name="cifra_afi"/></text:p>
      <text:p text:style-name="P13"><text:span text:style-name="T5">Intro </text:span><text:span text:style-name="T7">: <text:s/></text:span><text:span text:style-name="T4">D9</text:span><text:span text:style-name="T8"> <text:s/></text:span><text:span text:style-name="T4">A9</text:span><text:span text:style-name="T8"> <text:s/></text:span><text:span text:style-name="T4">Bm7(11)</text:span><text:span text:style-name="T8"> <text:s text:c="2"/></text:span><text:span text:style-name="T4">G</text:span></text:p>
      <text:p text:style-name="P12"><text:span text:style-name="T13"/></text:p>
      <text:p text:style-name="P14"/>
      <text:p text:style-name="P16"><text:span text:style-name="T21">D9</text:span> <text:s text:c="20"/><text:span text:style-name="T21">A9</text:span></text:p>
      <text:p text:style-name="P17"><draw:line text:anchor-type="paragraph" draw:z-index="3" draw:name="Forma2" draw:style-name="gr4" draw:text-style-name="P21" svg:x1="-0.355cm" svg:y1="10.264cm" svg:x2="-0.355cm" svg:y2="0.099cm"><text:p/></draw:line><draw:line text:anchor-type="paragraph" draw:z-index="4" draw:name="Forma3" draw:style-name="gr5" draw:text-style-name="P21" svg:x1="-0.355cm" svg:y1="0.122cm" svg:x2="-0.002cm" svg:y2="0.099cm"><text:p/></draw:line><text:s text:c="3"/><text:span text:style-name="T16">meu coração era fechado</text:span></text:p>
      <text:p text:style-name="P17"><text:s text:c="23"/><text:span text:style-name="T20">Bm7(11)</text:span></text:p>
      <text:p text:style-name="P16">Triste em um dia ensolarado</text:p>
      <text:p text:style-name="P17"><text:s text:c="16"/><text:span text:style-name="T20">G</text:span><text:span text:style-name="T16"> <text:s text:c="7"/></text:span><text:span text:style-name="T20">A9</text:span><text:span text:style-name="T16"> <text:s text:c="10"/></text:span><text:span text:style-name="T20">D9</text:span></text:p>
      <text:p text:style-name="P16">Quem eu era não era quem eu queria ser</text:p>
      <text:p text:style-name="P16"/>
      <text:p text:style-name="P17"><text:s text:c="17"/><text:span text:style-name="T20">A9</text:span><text:span text:style-name="T16"> <text:s text:c="19"/></text:span><text:span text:style-name="T20">Bm7(11)</text:span></text:p>
      <text:p text:style-name="P16">O meu voar era parado o meu sol era gelado</text:p>
      <text:p text:style-name="P17"><text:s text:c="16"/><text:span text:style-name="T20">G</text:span><text:span text:style-name="T16"> <text:s text:c="8"/></text:span><text:span text:style-name="T20">A9</text:span><text:span text:style-name="T16"> <text:s text:c="9"/></text:span><text:span text:style-name="T20">D9</text:span></text:p>
      <text:p text:style-name="P16">Quem eu era não era quem eu queria ser</text:p>
      <text:p text:style-name="P16"/>
      <text:p text:style-name="P17"><text:s/><text:span text:style-name="T20">Bm7(11)</text:span><text:span text:style-name="T16"> <text:s text:c="11"/></text:span><text:span text:style-name="T20">G</text:span><text:span text:style-name="T16"> <text:s text:c="19"/></text:span><text:span text:style-name="T20">D9</text:span><text:span text:style-name="T16"> <text:s text:c="5"/></text:span><text:span text:style-name="T20">A9</text:span></text:p>
      <text:p text:style-name="P16">Mas quando eu Te chamei bateu na minha porta eu abri</text:p>
      <text:p text:style-name="P17"><text:s/><text:span text:style-name="T20">Bm7(11)</text:span><text:span text:style-name="T16"> <text:s text:c="10"/></text:span><text:span text:style-name="T20">G</text:span><text:span text:style-name="T16"> <text:s text:c="10"/></text:span><text:span text:style-name="T20">D9</text:span><text:span text:style-name="T16"> <text:s text:c="19"/></text:span><text:span text:style-name="T20">A9</text:span></text:p>
      <text:p text:style-name="P16">antes eu era só agora não sou mais Te convidei para ﬁcar</text:p>
      <text:p text:style-name="P15"/>
      <text:p text:style-name="P15"><draw:custom-shape text:anchor-type="paragraph" draw:z-index="2" draw:name="Forma1" draw:style-name="gr3" draw:text-style-name="P20" svg:width="12.436cm" svg:height="3.684cm" svg:x="-0.134cm" svg:y="0.192cm"><text:p/><draw:enhanced-geometry svg:viewBox="0 0 21600 21600" draw:type="rectangle" draw:enhanced-path="M 0 0 L 21600 0 21600 21600 0 21600 0 0 Z N"/></draw:custom-shape></text:p>
      <text:p text:style-name="P17"><text:s text:c="3"/><text:span text:style-name="T20">D9</text:span><text:span text:style-name="T16"> <text:s text:c="14"/></text:span><text:span text:style-name="T20">A9</text:span></text:p>
      <text:p text:style-name="P16">A casa é sua Deus pode entrar</text:p>
      <text:p text:style-name="P17"><text:s text:c="10"/><text:span text:style-name="T20">Em</text:span><text:span text:style-name="T16"> <text:s text:c="22"/></text:span><text:span text:style-name="T20">G</text:span><text:span text:style-name="T16"> <text:s text:c="7"/></text:span><text:span text:style-name="T20">A9</text:span></text:p>
      <text:p text:style-name="P16">Mude as coisas de lugar mude as coisas de lugar</text:p>
      <text:p text:style-name="P17"><text:s text:c="3"/><text:span text:style-name="T20">D9</text:span><text:span text:style-name="T16"> <text:s text:c="13"/></text:span><text:span text:style-name="T20">A9</text:span></text:p>
      <text:p text:style-name="P16">A casa é sua Deus pode entrar</text:p>
      <text:p text:style-name="P17"><text:s text:c="10"/><text:span text:style-name="T20">Em</text:span><text:span text:style-name="T16"> <text:s text:c="23"/></text:span><text:span text:style-name="T20">G</text:span><text:span text:style-name="T16"> <text:s text:c="7"/></text:span><text:span text:style-name="T20">A9</text:span><text:span text:style-name="T16"> <text:s text:c="3"/></text:span><text:span text:style-name="T20">D9</text:span></text:p>
      <text:p text:style-name="P16">Mude as coisas de lugar mude as coisas de lugar</text:p>
      <text:p text:style-name="P15"/>
      <text:p text:style-name="P15"/>
      <text:p text:style-name="P16"><text:span text:style-name="T21">Bm</text:span> <text:s text:c="20"/><text:span text:style-name="T21">A9</text:span></text:p>
      <text:p text:style-name="P17"><text:s text:c="3"/><text:span text:style-name="T16">usa minha boca pra falar</text:span></text:p>
      <text:p text:style-name="P17"><text:s text:c="20"/><text:span text:style-name="T20">G</text:span></text:p>
      <text:p text:style-name="P16">Os meus olhos para amar</text:p>
      <text:p text:style-name="P17"><text:s text:c="18"/><text:span text:style-name="T20">A9</text:span><text:span text:style-name="T16"> <text:s text:c="7"/></text:span><text:span text:style-name="T20">Bbº</text:span></text:p>
      <text:p text:style-name="P16">Faz da minha vida o Teu lar</text:p>
      <text:p text:style-name="P16"/>
      <text:p text:style-name="P16"><text:span text:style-name="T21">Bm</text:span> <text:s text:c="21"/><text:span text:style-name="T21">A9</text:span></text:p>
      <text:p text:style-name="P17"><text:s text:c="3"/><text:span text:style-name="T16">usa minha boca pra falar</text:span></text:p>
      <text:p text:style-name="P17"><text:s text:c="20"/><text:span text:style-name="T20">G</text:span></text:p>
      <text:p text:style-name="P16">Os meus olhos para amar</text:p>
      <text:p text:style-name="P17"><text:s text:c="18"/><text:span text:style-name="T20">A9</text:span></text:p>
      <text:p text:style-name="P16">Faz da minha vida o Teu lar</text:p>
      <text:p text:style-name="P15"/>
      <text:p text:style-name="P16"><draw:custom-shape text:anchor-type="char" draw:z-index="5" draw:style-name="gr6" draw:text-style-name="P19" svg:width="2.488cm" svg:height="0.502cm" svg:x="0.048cm" svg:y="0.33cm"><text:p><text:span text:style-name="T24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1" svg:font-family="'Roboto Mono', 'Courier New'"/>
    <style:font-face style:name="Roboto Mono" svg:font-family="'Roboto Mono', 'Courier New', Courier, monospace"/>
    <style:font-face style:name="Roboto" svg:font-family="Roboto, Arial, sans-serif"/>
    <style:font-face style:name="Courier New1" svg:font-family="'Courier New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2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5-06T12:07:05.710000000</dc:date>
    <meta:editing-cycles>64</meta:editing-cycles>
    <meta:editing-duration>P1DT9H23M17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37" meta:word-count="181" meta:character-count="1215" meta:non-whitespace-character-count="5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